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2mm"/>
    </style:style>
    <style:style style:name="co4" style:family="table-column">
      <style:table-column-properties fo:break-before="auto" style:column-width="13.92mm"/>
    </style:style>
    <style:style style:name="co5" style:family="table-column">
      <style:table-column-properties fo:break-before="auto" style:column-width="9.37mm"/>
    </style:style>
    <style:style style:name="co6" style:family="table-column">
      <style:table-column-properties fo:break-before="auto" style:column-width="17.85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7.83mm"/>
    </style:style>
    <style:style style:name="co11" style:family="table-column">
      <style:table-column-properties fo:break-before="auto" style:column-width="25.42mm"/>
    </style:style>
    <style:style style:name="co12" style:family="table-column">
      <style:table-column-properties fo:break-before="auto" style:column-width="38.42mm"/>
    </style:style>
    <style:style style:name="co13" style:family="table-column">
      <style:table-column-properties fo:break-before="auto" style:column-width="3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color="#b2b2b2"/>
    </style:style>
    <style:style style:name="ce2" style:family="table-cell" style:parent-style-name="Default" style:data-style-name="N110"/>
    <style:style style:name="ce3" style:family="table-cell" style:parent-style-name="Default" style:data-style-name="N111"/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ce3"/>
        <table:table-row table:style-name="ro1" table:number-rows-repeated="3">
          <table:table-cell table:number-columns-repeated="5"/>
          <table:table-cell table:style-name="Default" table:number-columns-repeated="5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freq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table:style-name="Default" office:value-type="string" calcext:value-type="string">
            <text:p>rate</text:p>
          </table:table-cell>
          <table:table-cell table:style-name="Default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$B$4]/([.A6]+1))" office:value-type="float" office:value="1000" calcext:value-type="float">
            <text:p>1000</text:p>
          </table:table-cell>
          <table:table-cell table:formula="of:=ROUND([.$C$4]/((8*[.A6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4]/([.E6]+1)" office:value-type="float" office:value="19.6078431372549" calcext:value-type="float">
            <text:p>19,6</text:p>
          </table:table-cell>
          <table:table-cell table:formula="of:=[.$C$4]/([.E6]+1)" office:value-type="float" office:value="156.862745098039" calcext:value-type="float">
            <text:p>156,9</text:p>
          </table:table-cell>
          <table:table-cell table:formula="of:=1/[.B6]" office:value-type="float" office:value="0.001" calcext:value-type="float">
            <text:p>0,001</text:p>
          </table:table-cell>
          <table:table-cell table:formula="of:=2/[.B6]" office:value-type="float" office:value="0.002" calcext:value-type="float">
            <text:p>0,002</text:p>
          </table:table-cell>
          <table:table-cell table:formula="of:=5/[.B6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$B$4]/([.A7]+1))" office:value-type="float" office:value="500" calcext:value-type="float">
            <text:p>500</text:p>
          </table:table-cell>
          <table:table-cell table:formula="of:=ROUND([.$C$4]/((8*[.A7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4]/([.E7]+1)" office:value-type="float" office:value="9.9009900990099" calcext:value-type="float">
            <text:p>9,9</text:p>
          </table:table-cell>
          <table:table-cell table:formula="of:=[.$C$4]/([.E7]+1)" office:value-type="float" office:value="79.2079207920792" calcext:value-type="float">
            <text:p>79,2</text:p>
          </table:table-cell>
          <table:table-cell table:formula="of:=1/[.B7]" office:value-type="float" office:value="0.002" calcext:value-type="float">
            <text:p>0,002</text:p>
          </table:table-cell>
          <table:table-cell table:formula="of:=2/[.B7]" office:value-type="float" office:value="0.004" calcext:value-type="float">
            <text:p>0,004</text:p>
          </table:table-cell>
          <table:table-cell table:formula="of:=5/[.B7]" office:value-type="float" office:value="0.01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B$4]/([.A8]+1))" office:value-type="float" office:value="333" calcext:value-type="float">
            <text:p>333</text:p>
          </table:table-cell>
          <table:table-cell table:formula="of:=ROUND([.$C$4]/((8*[.A8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4]/([.E8]+1)" office:value-type="float" office:value="5.95238095238095" calcext:value-type="float">
            <text:p>6,0</text:p>
          </table:table-cell>
          <table:table-cell table:formula="of:=[.$C$4]/([.E8]+1)" office:value-type="float" office:value="47.6190476190476" calcext:value-type="float">
            <text:p>47,6</text:p>
          </table:table-cell>
          <table:table-cell table:formula="of:=1/[.B8]" office:value-type="float" office:value="0.003003003003003" calcext:value-type="float">
            <text:p>0,003</text:p>
          </table:table-cell>
          <table:table-cell table:formula="of:=2/[.B8]" office:value-type="float" office:value="0.00600600600600601" calcext:value-type="float">
            <text:p>0,006</text:p>
          </table:table-cell>
          <table:table-cell table:formula="of:=5/[.B8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B$4]/([.A9]+1))" office:value-type="float" office:value="250" calcext:value-type="float">
            <text:p>250</text:p>
          </table:table-cell>
          <table:table-cell table:formula="of:=ROUND([.$C$4]/((8*[.A9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4]/([.E9]+1)" office:value-type="float" office:value="4.97512437810945" calcext:value-type="float">
            <text:p>5,0</text:p>
          </table:table-cell>
          <table:table-cell table:formula="of:=[.$C$4]/([.E9]+1)" office:value-type="float" office:value="39.8009950248756" calcext:value-type="float">
            <text:p>39,8</text:p>
          </table:table-cell>
          <table:table-cell table:formula="of:=1/[.B9]" office:value-type="float" office:value="0.004" calcext:value-type="float">
            <text:p>0,004</text:p>
          </table:table-cell>
          <table:table-cell table:formula="of:=2/[.B9]" office:value-type="float" office:value="0.008" calcext:value-type="float">
            <text:p>0,008</text:p>
          </table:table-cell>
          <table:table-cell table:formula="of:=5/[.B9]" office:value-type="float" office:value="0.02" calcext:value-type="float">
            <text:p>0,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B$4]/([.A10]+1))" office:value-type="float" office:value="200" calcext:value-type="float">
            <text:p>200</text:p>
          </table:table-cell>
          <table:table-cell table:formula="of:=ROUND([.$C$4]/((8*[.A10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4]/([.E10]+1)" office:value-type="float" office:value="3.98406374501992" calcext:value-type="float">
            <text:p>4,0</text:p>
          </table:table-cell>
          <table:table-cell table:formula="of:=[.$C$4]/([.E10]+1)" office:value-type="float" office:value="31.8725099601594" calcext:value-type="float">
            <text:p>31,9</text:p>
          </table:table-cell>
          <table:table-cell table:formula="of:=1/[.B10]" office:value-type="float" office:value="0.005" calcext:value-type="float">
            <text:p>0,005</text:p>
          </table:table-cell>
          <table:table-cell table:formula="of:=2/[.B10]" office:value-type="float" office:value="0.01" calcext:value-type="float">
            <text:p>0,010</text:p>
          </table:table-cell>
          <table:table-cell table:formula="of:=5/[.B10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$B$4]/([.A11]+1))" office:value-type="float" office:value="167" calcext:value-type="float">
            <text:p>167</text:p>
          </table:table-cell>
          <table:table-cell table:formula="of:=ROUND([.$C$4]/((8*[.A11])+8))" office:value-type="float" office:value="167" calcext:value-type="float">
            <text:p>167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formula="of:=[.$B$4]/([.E11]+1)" office:value-type="float" office:value="3.32225913621262" calcext:value-type="float">
            <text:p>3,3</text:p>
          </table:table-cell>
          <table:table-cell table:formula="of:=[.$C$4]/([.E11]+1)" office:value-type="float" office:value="26.578073089701" calcext:value-type="float">
            <text:p>26,6</text:p>
          </table:table-cell>
          <table:table-cell table:formula="of:=1/[.B11]" office:value-type="float" office:value="0.00598802395209581" calcext:value-type="float">
            <text:p>0,006</text:p>
          </table:table-cell>
          <table:table-cell table:formula="of:=2/[.B11]" office:value-type="float" office:value="0.0119760479041916" calcext:value-type="float">
            <text:p>0,012</text:p>
          </table:table-cell>
          <table:table-cell table:formula="of:=5/[.B11]" office:value-type="float" office:value="0.029940119760479" calcext:value-type="float">
            <text:p>0,03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ROUND([.$B$4]/([.A12]+1))" office:value-type="float" office:value="143" calcext:value-type="float">
            <text:p>143</text:p>
          </table:table-cell>
          <table:table-cell table:style-name="ce1" table:formula="of:=ROUND([.$C$4]/((8*[.A12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$B$4]/([.E12]+1)" office:value-type="float" office:value="2.9940119760479" calcext:value-type="float">
            <text:p>3,0</text:p>
          </table:table-cell>
          <table:table-cell table:formula="of:=[.$C$4]/([.E12]+1)" office:value-type="float" office:value="23.9520958083832" calcext:value-type="float">
            <text:p>24,0</text:p>
          </table:table-cell>
          <table:table-cell table:formula="of:=1/[.B12]" office:value-type="float" office:value="0.00699300699300699" calcext:value-type="float">
            <text:p>0,007</text:p>
          </table:table-cell>
          <table:table-cell table:formula="of:=2/[.B12]" office:value-type="float" office:value="0.013986013986014" calcext:value-type="float">
            <text:p>0,014</text:p>
          </table:table-cell>
          <table:table-cell table:formula="of:=5/[.B12]" office:value-type="float" office:value="0.034965034965035" calcext:value-type="float">
            <text:p>0,03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ROUND([.$B$4]/([.A13]+1))" office:value-type="float" office:value="125" calcext:value-type="float">
            <text:p>125</text:p>
          </table:table-cell>
          <table:table-cell table:style-name="ce1" table:formula="of:=ROUND([.$C$4]/((8*[.A13])+8))" office:value-type="float" office:value="125" calcext:value-type="float">
            <text:p>125</text:p>
          </table:table-cell>
          <table:table-cell/>
          <table:table-cell table:style-name="ce1" office:value-type="float" office:value="350" calcext:value-type="float">
            <text:p>350</text:p>
          </table:table-cell>
          <table:table-cell table:formula="of:=[.$B$4]/([.E13]+1)" office:value-type="float" office:value="2.84900284900285" calcext:value-type="float">
            <text:p>2,8</text:p>
          </table:table-cell>
          <table:table-cell table:formula="of:=[.$C$4]/([.E13]+1)" office:value-type="float" office:value="22.7920227920228" calcext:value-type="float">
            <text:p>22,8</text:p>
          </table:table-cell>
          <table:table-cell table:formula="of:=1/[.B13]" office:value-type="float" office:value="0.008" calcext:value-type="float">
            <text:p>0,008</text:p>
          </table:table-cell>
          <table:table-cell table:formula="of:=2/[.B13]" office:value-type="float" office:value="0.016" calcext:value-type="float">
            <text:p>0,016</text:p>
          </table:table-cell>
          <table:table-cell table:formula="of:=5/[.B13]" office:value-type="float" office:value="0.04" calcext:value-type="float">
            <text:p>0,04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ROUND([.$B$4]/([.A14]+1))" office:value-type="float" office:value="111" calcext:value-type="float">
            <text:p>111</text:p>
          </table:table-cell>
          <table:table-cell table:style-name="ce1" table:formula="of:=ROUND([.$C$4]/((8*[.A14])+8))" office:value-type="float" office:value="111" calcext:value-type="float">
            <text:p>111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formula="of:=[.$B$4]/([.E14]+1)" office:value-type="float" office:value="2.49376558603491" calcext:value-type="float">
            <text:p>2,5</text:p>
          </table:table-cell>
          <table:table-cell table:formula="of:=[.$C$4]/([.E14]+1)" office:value-type="float" office:value="19.9501246882793" calcext:value-type="float">
            <text:p>20,0</text:p>
          </table:table-cell>
          <table:table-cell table:formula="of:=1/[.B14]" office:value-type="float" office:value="0.00900900900900901" calcext:value-type="float">
            <text:p>0,009</text:p>
          </table:table-cell>
          <table:table-cell table:formula="of:=2/[.B14]" office:value-type="float" office:value="0.018018018018018" calcext:value-type="float">
            <text:p>0,018</text:p>
          </table:table-cell>
          <table:table-cell table:formula="of:=5/[.B14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B$4]/([.A15]+1))" office:value-type="float" office:value="100" calcext:value-type="float">
            <text:p>100</text:p>
          </table:table-cell>
          <table:table-cell table:formula="of:=ROUND([.$C$4]/((8*[.A15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4]/([.E15]+1)" office:value-type="float" office:value="1.99600798403194" calcext:value-type="float">
            <text:p>2,0</text:p>
          </table:table-cell>
          <table:table-cell table:formula="of:=[.$C$4]/([.E15]+1)" office:value-type="float" office:value="15.9680638722555" calcext:value-type="float">
            <text:p>16,0</text:p>
          </table:table-cell>
          <table:table-cell table:formula="of:=1/[.B15]" office:value-type="float" office:value="0.01" calcext:value-type="float">
            <text:p>0,010</text:p>
          </table:table-cell>
          <table:table-cell table:formula="of:=2/[.B15]" office:value-type="float" office:value="0.02" calcext:value-type="float">
            <text:p>0,020</text:p>
          </table:table-cell>
          <table:table-cell table:formula="of:=5/[.B15]" office:value-type="float" office:value="0.05" calcext:value-type="float">
            <text:p>0,05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ROUND([.$B$4]/([.A16]+1))" office:value-type="float" office:value="91" calcext:value-type="float">
            <text:p>91</text:p>
          </table:table-cell>
          <table:table-cell table:style-name="ce1" table:formula="of:=ROUND([.$C$4]/((8*[.A16])+8))" office:value-type="float" office:value="91" calcext:value-type="float">
            <text:p>91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formula="of:=[.$B$4]/([.E16]+1)" office:value-type="float" office:value="1.66389351081531" calcext:value-type="float">
            <text:p>1,7</text:p>
          </table:table-cell>
          <table:table-cell table:formula="of:=[.$C$4]/([.E16]+1)" office:value-type="float" office:value="13.3111480865225" calcext:value-type="float">
            <text:p>13,3</text:p>
          </table:table-cell>
          <table:table-cell table:formula="of:=1/[.B16]" office:value-type="float" office:value="0.010989010989011" calcext:value-type="float">
            <text:p>0,011</text:p>
          </table:table-cell>
          <table:table-cell table:formula="of:=2/[.B16]" office:value-type="float" office:value="0.021978021978022" calcext:value-type="float">
            <text:p>0,022</text:p>
          </table:table-cell>
          <table:table-cell table:formula="of:=5/[.B16]" office:value-type="float" office:value="0.0549450549450549" calcext:value-type="float">
            <text:p>0,055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ROUND([.$B$4]/([.A17]+1))" office:value-type="float" office:value="83" calcext:value-type="float">
            <text:p>83</text:p>
          </table:table-cell>
          <table:table-cell table:style-name="ce1" table:formula="of:=ROUND([.$C$4]/((8*[.A17])+8))" office:value-type="float" office:value="83" calcext:value-type="float">
            <text:p>83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formula="of:=[.$B$4]/([.E17]+1)" office:value-type="float" office:value="1.4265335235378" calcext:value-type="float">
            <text:p>1,4</text:p>
          </table:table-cell>
          <table:table-cell table:formula="of:=[.$C$4]/([.E17]+1)" office:value-type="float" office:value="11.4122681883024" calcext:value-type="float">
            <text:p>11,4</text:p>
          </table:table-cell>
          <table:table-cell table:formula="of:=1/[.B17]" office:value-type="float" office:value="0.0120481927710843" calcext:value-type="float">
            <text:p>0,012</text:p>
          </table:table-cell>
          <table:table-cell table:formula="of:=2/[.B17]" office:value-type="float" office:value="0.0240963855421687" calcext:value-type="float">
            <text:p>0,024</text:p>
          </table:table-cell>
          <table:table-cell table:formula="of:=5/[.B17]" office:value-type="float" office:value="0.0602409638554217" calcext:value-type="float">
            <text:p>0,06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ROUND([.$B$4]/([.A18]+1))" office:value-type="float" office:value="77" calcext:value-type="float">
            <text:p>77</text:p>
          </table:table-cell>
          <table:table-cell table:style-name="ce1" table:formula="of:=ROUND([.$C$4]/((8*[.A18])+8))" office:value-type="float" office:value="77" calcext:value-type="float">
            <text:p>77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table:formula="of:=[.$B$4]/([.E18]+1)" office:value-type="float" office:value="1.24843945068664" calcext:value-type="float">
            <text:p>1,2</text:p>
          </table:table-cell>
          <table:table-cell table:formula="of:=[.$C$4]/([.E18]+1)" office:value-type="float" office:value="9.98751560549313" calcext:value-type="float">
            <text:p>10,0</text:p>
          </table:table-cell>
          <table:table-cell table:formula="of:=1/[.B18]" office:value-type="float" office:value="0.012987012987013" calcext:value-type="float">
            <text:p>0,013</text:p>
          </table:table-cell>
          <table:table-cell table:formula="of:=2/[.B18]" office:value-type="float" office:value="0.025974025974026" calcext:value-type="float">
            <text:p>0,026</text:p>
          </table:table-cell>
          <table:table-cell table:formula="of:=5/[.B18]" office:value-type="float" office:value="0.0649350649350649" calcext:value-type="float">
            <text:p>0,065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ROUND([.$B$4]/([.A19]+1))" office:value-type="float" office:value="71" calcext:value-type="float">
            <text:p>71</text:p>
          </table:table-cell>
          <table:table-cell table:style-name="ce1" table:formula="of:=ROUND([.$C$4]/((8*[.A19])+8))" office:value-type="float" office:value="71" calcext:value-type="float">
            <text:p>71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formula="of:=[.$B$4]/([.E19]+1)" office:value-type="float" office:value="1.10987791342952" calcext:value-type="float">
            <text:p>1,1</text:p>
          </table:table-cell>
          <table:table-cell table:formula="of:=[.$C$4]/([.E19]+1)" office:value-type="float" office:value="8.87902330743618" calcext:value-type="float">
            <text:p>8,9</text:p>
          </table:table-cell>
          <table:table-cell table:formula="of:=1/[.B19]" office:value-type="float" office:value="0.0140845070422535" calcext:value-type="float">
            <text:p>0,014</text:p>
          </table:table-cell>
          <table:table-cell table:formula="of:=2/[.B19]" office:value-type="float" office:value="0.028169014084507" calcext:value-type="float">
            <text:p>0,028</text:p>
          </table:table-cell>
          <table:table-cell table:formula="of:=5/[.B19]" office:value-type="float" office:value="0.0704225352112676" calcext:value-type="float">
            <text:p>0,07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ROUND([.$B$4]/([.A20]+1))" office:value-type="float" office:value="67" calcext:value-type="float">
            <text:p>67</text:p>
          </table:table-cell>
          <table:table-cell table:style-name="ce1" table:formula="of:=ROUND([.$C$4]/((8*[.A20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4]/([.E20]+1)" office:value-type="float" office:value="0.999000999000999" calcext:value-type="float">
            <text:p>1,0</text:p>
          </table:table-cell>
          <table:table-cell table:formula="of:=[.$C$4]/([.E20]+1)" office:value-type="float" office:value="7.99200799200799" calcext:value-type="float">
            <text:p>8,0</text:p>
          </table:table-cell>
          <table:table-cell table:formula="of:=1/[.B20]" office:value-type="float" office:value="0.0149253731343284" calcext:value-type="float">
            <text:p>0,015</text:p>
          </table:table-cell>
          <table:table-cell table:formula="of:=2/[.B20]" office:value-type="float" office:value="0.0298507462686567" calcext:value-type="float">
            <text:p>0,030</text:p>
          </table:table-cell>
          <table:table-cell table:formula="of:=5/[.B20]" office:value-type="float" office:value="0.0746268656716418" calcext:value-type="float">
            <text:p>0,07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ROUND([.$B$4]/([.A21]+1))" office:value-type="float" office:value="63" calcext:value-type="float">
            <text:p>63</text:p>
          </table:table-cell>
          <table:table-cell table:style-name="ce1" table:formula="of:=ROUND([.$C$4]/((8*[.A21])+8))" office:value-type="float" office:value="63" calcext:value-type="float">
            <text:p>63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table:formula="of:=[.$B$4]/([.E21]+1)" office:value-type="float" office:value="0.908265213442325" calcext:value-type="float">
            <text:p>0,9</text:p>
          </table:table-cell>
          <table:table-cell table:formula="of:=[.$C$4]/([.E21]+1)" office:value-type="float" office:value="7.2661217075386" calcext:value-type="float">
            <text:p>7,3</text:p>
          </table:table-cell>
          <table:table-cell table:formula="of:=1/[.B21]" office:value-type="float" office:value="0.0158730158730159" calcext:value-type="float">
            <text:p>0,016</text:p>
          </table:table-cell>
          <table:table-cell table:formula="of:=2/[.B21]" office:value-type="float" office:value="0.0317460317460317" calcext:value-type="float">
            <text:p>0,032</text:p>
          </table:table-cell>
          <table:table-cell table:formula="of:=5/[.B21]" office:value-type="float" office:value="0.0793650793650794" calcext:value-type="float">
            <text:p>0,079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ROUND([.$B$4]/([.A22]+1))" office:value-type="float" office:value="59" calcext:value-type="float">
            <text:p>59</text:p>
          </table:table-cell>
          <table:table-cell table:style-name="ce1" table:formula="of:=ROUND([.$C$4]/((8*[.A22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formula="of:=1/[.B22]" office:value-type="float" office:value="0.0169491525423729" calcext:value-type="float">
            <text:p>0,017</text:p>
          </table:table-cell>
          <table:table-cell table:formula="of:=2/[.B22]" office:value-type="float" office:value="0.0338983050847458" calcext:value-type="float">
            <text:p>0,034</text:p>
          </table:table-cell>
          <table:table-cell table:formula="of:=5/[.B22]" office:value-type="float" office:value="0.0847457627118644" calcext:value-type="float">
            <text:p>0,085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ROUND([.$B$4]/([.A23]+1))" office:value-type="float" office:value="56" calcext:value-type="float">
            <text:p>56</text:p>
          </table:table-cell>
          <table:table-cell table:style-name="ce1" table:formula="of:=ROUND([.$C$4]/((8*[.A23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formula="of:=1/[.B23]" office:value-type="float" office:value="0.0178571428571429" calcext:value-type="float">
            <text:p>0,018</text:p>
          </table:table-cell>
          <table:table-cell table:formula="of:=2/[.B23]" office:value-type="float" office:value="0.0357142857142857" calcext:value-type="float">
            <text:p>0,036</text:p>
          </table:table-cell>
          <table:table-cell table:formula="of:=5/[.B23]" office:value-type="float" office:value="0.0892857142857143" calcext:value-type="float">
            <text:p>0,089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ROUND([.$B$4]/([.A24]+1))" office:value-type="float" office:value="53" calcext:value-type="float">
            <text:p>53</text:p>
          </table:table-cell>
          <table:table-cell table:style-name="ce1" table:formula="of:=ROUND([.$C$4]/((8*[.A24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formula="of:=1/[.B24]" office:value-type="float" office:value="0.0188679245283019" calcext:value-type="float">
            <text:p>0,019</text:p>
          </table:table-cell>
          <table:table-cell table:formula="of:=2/[.B24]" office:value-type="float" office:value="0.0377358490566038" calcext:value-type="float">
            <text:p>0,038</text:p>
          </table:table-cell>
          <table:table-cell table:formula="of:=5/[.B24]" office:value-type="float" office:value="0.0943396226415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$B$4]/([.A25]+1))" office:value-type="float" office:value="50" calcext:value-type="float">
            <text:p>50</text:p>
          </table:table-cell>
          <table:table-cell table:formula="of:=ROUND([.$C$4]/((8*[.A25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formula="of:=1/[.B25]" office:value-type="float" office:value="0.02" calcext:value-type="float">
            <text:p>0,020</text:p>
          </table:table-cell>
          <table:table-cell table:formula="of:=2/[.B25]" office:value-type="float" office:value="0.04" calcext:value-type="float">
            <text:p>0,040</text:p>
          </table:table-cell>
          <table:table-cell table:formula="of:=5/[.B25]" office:value-type="float" office:value="0.1" calcext:value-type="float">
            <text:p>0,10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ROUND([.$B$4]/([.A26]+1))" office:value-type="float" office:value="48" calcext:value-type="float">
            <text:p>48</text:p>
          </table:table-cell>
          <table:table-cell table:style-name="ce1" table:formula="of:=ROUND([.$C$4]/((8*[.A26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formula="of:=1/[.B26]" office:value-type="float" office:value="0.0208333333333333" calcext:value-type="float">
            <text:p>0,021</text:p>
          </table:table-cell>
          <table:table-cell table:formula="of:=2/[.B26]" office:value-type="float" office:value="0.0416666666666667" calcext:value-type="float">
            <text:p>0,042</text:p>
          </table:table-cell>
          <table:table-cell table:formula="of:=5/[.B26]" office:value-type="float" office:value="0.104166666666667" calcext:value-type="float">
            <text:p>0,10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5/500" office:value-type="float" office:value="0.01" calcext:value-type="float">
            <text:p>0,01</text:p>
          </table:table-cell>
          <table:table-cell table:style-name="Default" table:number-columns-repeated="2"/>
        </table:table-row>
      </table:table>
      <table:table table:name="filter" table:style-name="ta1" table:print="false">
        <table:table-column table:style-name="co3" table:default-cell-style-name="ce5"/>
        <table:table-column table:style-name="co2" table:number-columns-repeated="7" table:default-cell-style-name="ce7"/>
        <table:table-row table:style-name="ro1">
          <table:table-cell table:style-name="ce4" office:value-type="string" calcext:value-type="string">
            <text:p>PT1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4" office:value-type="string" calcext:value-type="string">
            <text:p>cut freq [Hz]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1/[.B$4]) / ((1/[.B$4]) + 1/(3.1415 *[.$A5]/2)))" office:value-type="float" office:value="0.439893579780158" calcext:value-type="float">
            <text:p>0,4399</text:p>
          </table:table-cell>
          <table:table-cell table:formula="of:=((1/[.C$4]) / ((1/[.C$4]) + 1/(3.1415 *[.$A5]/2)))" office:value-type="float" office:value="0.321167510095589" calcext:value-type="float">
            <text:p>0,3212</text:p>
          </table:table-cell>
          <table:table-cell table:formula="of:=((1/[.D$4]) / ((1/[.D$4]) + 1/(3.1415 *[.$A5]/2)))" office:value-type="float" office:value="0.281963828927882" calcext:value-type="float">
            <text:p>0,2820</text:p>
          </table:table-cell>
          <table:table-cell table:formula="of:=((1/[.E$4]) / ((1/[.E$4]) + 1/(3.1415 *[.$A5]/2)))" office:value-type="float" office:value="0.239051858615835" calcext:value-type="float">
            <text:p>0,2391</text:p>
          </table:table-cell>
          <table:table-cell table:formula="of:=((1/[.F$4]) / ((1/[.F$4]) + 1/(3.1415 *[.$A5]/2)))" office:value-type="float" office:value="0.190839230932783" calcext:value-type="float">
            <text:p>0,1908</text:p>
          </table:table-cell>
          <table:table-cell table:formula="of:=((1/[.G$4]) / ((1/[.G$4]) + 1/(3.1415 *[.$A5]/2)))" office:value-type="float" office:value="0.135751787913489" calcext:value-type="float">
            <text:p>0,1358</text:p>
          </table:table-cell>
          <table:table-cell table:formula="of:=((1/[.H$4]) / ((1/[.H$4]) + 1/(3.1415 *[.$A5]/2)))" office:value-type="float" office:value="0.0728185158142392" calcext:value-type="float">
            <text:p>0,07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(1/[.B$4]) / ((1/[.B$4]) + 1/(3.1415 *[.$A6]/2)))" office:value-type="float" office:value="0.611008460565983" calcext:value-type="float">
            <text:p>0,6110</text:p>
          </table:table-cell>
          <table:table-cell table:formula="of:=((1/[.C$4]) / ((1/[.C$4]) + 1/(3.1415 *[.$A6]/2)))" office:value-type="float" office:value="0.486187417782249" calcext:value-type="float">
            <text:p>0,4862</text:p>
          </table:table-cell>
          <table:table-cell table:formula="of:=((1/[.D$4]) / ((1/[.D$4]) + 1/(3.1415 *[.$A6]/2)))" office:value-type="float" office:value="0.439893579780158" calcext:value-type="float">
            <text:p>0,4399</text:p>
          </table:table-cell>
          <table:table-cell table:formula="of:=((1/[.E$4]) / ((1/[.E$4]) + 1/(3.1415 *[.$A6]/2)))" office:value-type="float" office:value="0.385862556040042" calcext:value-type="float">
            <text:p>0,3859</text:p>
          </table:table-cell>
          <table:table-cell table:formula="of:=((1/[.F$4]) / ((1/[.F$4]) + 1/(3.1415 *[.$A6]/2)))" office:value-type="float" office:value="0.320512166505127" calcext:value-type="float">
            <text:p>0,3205</text:p>
          </table:table-cell>
          <table:table-cell table:formula="of:=((1/[.G$4]) / ((1/[.G$4]) + 1/(3.1415 *[.$A6]/2)))" office:value-type="float" office:value="0.239051858615835" calcext:value-type="float">
            <text:p>0,2391</text:p>
          </table:table-cell>
          <table:table-cell table:formula="of:=((1/[.H$4]) / ((1/[.H$4]) + 1/(3.1415 *[.$A6]/2)))" office:value-type="float" office:value="0.135751787913489" calcext:value-type="float">
            <text:p>0,1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(1/[.B$4]) / ((1/[.B$4]) + 1/(3.1415 *[.$A7]/2)))" office:value-type="float" office:value="0.702037319825692" calcext:value-type="float">
            <text:p>0,7020</text:p>
          </table:table-cell>
          <table:table-cell table:formula="of:=((1/[.C$4]) / ((1/[.C$4]) + 1/(3.1415 *[.$A7]/2)))" office:value-type="float" office:value="0.586666251672944" calcext:value-type="float">
            <text:p>0,5867</text:p>
          </table:table-cell>
          <table:table-cell table:formula="of:=((1/[.D$4]) / ((1/[.D$4]) + 1/(3.1415 *[.$A7]/2)))" office:value-type="float" office:value="0.540876352262619" calcext:value-type="float">
            <text:p>0,5409</text:p>
          </table:table-cell>
          <table:table-cell table:formula="of:=((1/[.E$4]) / ((1/[.E$4]) + 1/(3.1415 *[.$A7]/2)))" office:value-type="float" office:value="0.485186233879894" calcext:value-type="float">
            <text:p>0,4852</text:p>
          </table:table-cell>
          <table:table-cell table:formula="of:=((1/[.F$4]) / ((1/[.F$4]) + 1/(3.1415 *[.$A7]/2)))" office:value-type="float" office:value="0.414363912154587" calcext:value-type="float">
            <text:p>0,4144</text:p>
          </table:table-cell>
          <table:table-cell table:formula="of:=((1/[.G$4]) / ((1/[.G$4]) + 1/(3.1415 *[.$A7]/2)))" office:value-type="float" office:value="0.32029431256266" calcext:value-type="float">
            <text:p>0,3203</text:p>
          </table:table-cell>
          <table:table-cell table:formula="of:=((1/[.H$4]) / ((1/[.H$4]) + 1/(3.1415 *[.$A7]/2)))" office:value-type="float" office:value="0.190684781838966" calcext:value-type="float">
            <text:p>0,19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(1/[.B$4]) / ((1/[.B$4]) + 1/(3.1415 *[.$A8]/2)))" office:value-type="float" office:value="0.758541591210914" calcext:value-type="float">
            <text:p>0,7585</text:p>
          </table:table-cell>
          <table:table-cell table:formula="of:=((1/[.C$4]) / ((1/[.C$4]) + 1/(3.1415 *[.$A8]/2)))" office:value-type="float" office:value="0.654274705821098" calcext:value-type="float">
            <text:p>0,6543</text:p>
          </table:table-cell>
          <table:table-cell table:formula="of:=((1/[.D$4]) / ((1/[.D$4]) + 1/(3.1415 *[.$A8]/2)))" office:value-type="float" office:value="0.611008460565983" calcext:value-type="float">
            <text:p>0,6110</text:p>
          </table:table-cell>
          <table:table-cell table:formula="of:=((1/[.E$4]) / ((1/[.E$4]) + 1/(3.1415 *[.$A8]/2)))" office:value-type="float" office:value="0.556855446246566" calcext:value-type="float">
            <text:p>0,5569</text:p>
          </table:table-cell>
          <table:table-cell table:formula="of:=((1/[.F$4]) / ((1/[.F$4]) + 1/(3.1415 *[.$A8]/2)))" office:value-type="float" office:value="0.485436143088928" calcext:value-type="float">
            <text:p>0,4854</text:p>
          </table:table-cell>
          <table:table-cell table:formula="of:=((1/[.G$4]) / ((1/[.G$4]) + 1/(3.1415 *[.$A8]/2)))" office:value-type="float" office:value="0.385862556040042" calcext:value-type="float">
            <text:p>0,3859</text:p>
          </table:table-cell>
          <table:table-cell table:formula="of:=((1/[.H$4]) / ((1/[.H$4]) + 1/(3.1415 *[.$A8]/2)))" office:value-type="float" office:value="0.239051858615835" calcext:value-type="float">
            <text:p>0,23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(1/[.B$4]) / ((1/[.B$4]) + 1/(3.1415 *[.$A9]/2)))" office:value-type="float" office:value="0.797031586959279" calcext:value-type="float">
            <text:p>0,7970</text:p>
          </table:table-cell>
          <table:table-cell table:formula="of:=((1/[.C$4]) / ((1/[.C$4]) + 1/(3.1415 *[.$A9]/2)))" office:value-type="float" office:value="0.702875041951001" calcext:value-type="float">
            <text:p>0,7029</text:p>
          </table:table-cell>
          <table:table-cell table:formula="of:=((1/[.D$4]) / ((1/[.D$4]) + 1/(3.1415 *[.$A9]/2)))" office:value-type="float" office:value="0.662554044078878" calcext:value-type="float">
            <text:p>0,6626</text:p>
          </table:table-cell>
          <table:table-cell table:formula="of:=((1/[.E$4]) / ((1/[.E$4]) + 1/(3.1415 *[.$A9]/2)))" office:value-type="float" office:value="0.611008460565983" calcext:value-type="float">
            <text:p>0,6110</text:p>
          </table:table-cell>
          <table:table-cell table:formula="of:=((1/[.F$4]) / ((1/[.F$4]) + 1/(3.1415 *[.$A9]/2)))" office:value-type="float" office:value="0.541124795452588" calcext:value-type="float">
            <text:p>0,5411</text:p>
          </table:table-cell>
          <table:table-cell table:formula="of:=((1/[.G$4]) / ((1/[.G$4]) + 1/(3.1415 *[.$A9]/2)))" office:value-type="float" office:value="0.439893579780158" calcext:value-type="float">
            <text:p>0,4399</text:p>
          </table:table-cell>
          <table:table-cell table:formula="of:=((1/[.H$4]) / ((1/[.H$4]) + 1/(3.1415 *[.$A9]/2)))" office:value-type="float" office:value="0.281963828927882" calcext:value-type="float">
            <text:p>0,28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(1/[.B$4]) / ((1/[.B$4]) + 1/(3.1415 *[.$A10]/2)))" office:value-type="float" office:value="0.824937634032124" calcext:value-type="float">
            <text:p>0,8249</text:p>
          </table:table-cell>
          <table:table-cell table:formula="of:=((1/[.C$4]) / ((1/[.C$4]) + 1/(3.1415 *[.$A10]/2)))" office:value-type="float" office:value="0.739495468633528" calcext:value-type="float">
            <text:p>0,7395</text:p>
          </table:table-cell>
          <table:table-cell table:formula="of:=((1/[.D$4]) / ((1/[.D$4]) + 1/(3.1415 *[.$A10]/2)))" office:value-type="float" office:value="0.702037319825692" calcext:value-type="float">
            <text:p>0,7020</text:p>
          </table:table-cell>
          <table:table-cell table:formula="of:=((1/[.E$4]) / ((1/[.E$4]) + 1/(3.1415 *[.$A10]/2)))" office:value-type="float" office:value="0.653367534403272" calcext:value-type="float">
            <text:p>0,6534</text:p>
          </table:table-cell>
          <table:table-cell table:formula="of:=((1/[.F$4]) / ((1/[.F$4]) + 1/(3.1415 *[.$A10]/2)))" office:value-type="float" office:value="0.585936771425907" calcext:value-type="float">
            <text:p>0,5859</text:p>
          </table:table-cell>
          <table:table-cell table:formula="of:=((1/[.G$4]) / ((1/[.G$4]) + 1/(3.1415 *[.$A10]/2)))" office:value-type="float" office:value="0.485186233879894" calcext:value-type="float">
            <text:p>0,4852</text:p>
          </table:table-cell>
          <table:table-cell table:formula="of:=((1/[.H$4]) / ((1/[.H$4]) + 1/(3.1415 *[.$A10]/2)))" office:value-type="float" office:value="0.32029431256266" calcext:value-type="float">
            <text:p>0,3203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cut freq [Hz]</text:p>
          </table:table-cell>
          <table:table-cell table:style-name="ce4" office:value-type="string" calcext:value-type="string">
            <text:p>delay[ms]</text:p>
          </table:table-cell>
          <table:table-cell table:style-name="Default"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(3.1415 *[.$A13]*2) * 1000" office:value-type="float" office:value="3.18319274232055" calcext:value-type="float">
            <text:p>3,183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(3.1415 *[.$A14]*2) * 1000" office:value-type="float" office:value="1.59159637116027" calcext:value-type="float">
            <text:p>1,591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(3.1415 *[.$A15]*2) * 1000" office:value-type="float" office:value="1.06106424744018" calcext:value-type="float">
            <text:p>1,061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(3.1415 *[.$A16]*2) * 1000" office:value-type="float" office:value="0.795798185580137" calcext:value-type="float">
            <text:p>0,795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/(3.1415 *[.$A17]*2) * 1000" office:value-type="float" office:value="0.636638548464109" calcext:value-type="float">
            <text:p>0,6366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/(3.1415 *[.$A18]*2) * 1000" office:value-type="float" office:value="0.530532123720091" calcext:value-type="float">
            <text:p>0,5305</text:p>
          </table:table-cell>
          <table:table-cell table:number-columns-repeated="6"/>
        </table:table-row>
      </table:table>
      <table:table table:name="calibration" table:style-name="ta1" table:print="false">
        <table:shapes>
          <draw:frame draw:z-index="0" draw:style-name="gr1" draw:text-style-name="P1" svg:width="471.27mm" svg:height="238.72mm" svg:x="91.57mm" svg:y="5.42mm">
            <loext:p draw:notify-on-update-of-ranges="calibration.A2:calibration.A71 calibration.B2:calibration.B71 calibration.A2:calibration.A71 calibration.C2:calibration.C71 calibration.A2:calibration.A71 calibration.D2:calibration.D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.B2]-[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.B3]*[.$C$1]+(1-[.$C$1])*[.C2]" office:value-type="float" office:value="7.65" calcext:value-type="float">
            <text:p>7,65</text:p>
          </table:table-cell>
          <table:table-cell table:formula="of:=[.B3]-[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.B4]*[.$C$1]+(1-[.$C$1])*[.C3]" office:value-type="float" office:value="14.3025" calcext:value-type="float">
            <text:p>14,30</text:p>
          </table:table-cell>
          <table:table-cell table:formula="of:=[.B4]-[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.B5]*[.$C$1]+(1-[.$C$1])*[.C4]" office:value-type="float" office:value="19.807125" calcext:value-type="float">
            <text:p>19,81</text:p>
          </table:table-cell>
          <table:table-cell table:formula="of:=[.B5]-[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.B6]*[.$C$1]+(1-[.$C$1])*[.C5]" office:value-type="float" office:value="24.33605625" calcext:value-type="float">
            <text:p>24,34</text:p>
          </table:table-cell>
          <table:table-cell table:formula="of:=[.B6]-[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.B7]*[.$C$1]+(1-[.$C$1])*[.C6]" office:value-type="float" office:value="28.0356478125" calcext:value-type="float">
            <text:p>28,04</text:p>
          </table:table-cell>
          <table:table-cell table:formula="of:=[.B7]-[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.B8]*[.$C$1]+(1-[.$C$1])*[.C7]" office:value-type="float" office:value="31.180300640625" calcext:value-type="float">
            <text:p>31,18</text:p>
          </table:table-cell>
          <table:table-cell table:formula="of:=[.B8]-[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.B9]*[.$C$1]+(1-[.$C$1])*[.C8]" office:value-type="float" office:value="33.8532555445312" calcext:value-type="float">
            <text:p>33,85</text:p>
          </table:table-cell>
          <table:table-cell table:formula="of:=[.B9]-[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.B10]*[.$C$1]+(1-[.$C$1])*[.C9]" office:value-type="float" office:value="36.2752672128516" calcext:value-type="float">
            <text:p>36,28</text:p>
          </table:table-cell>
          <table:table-cell table:formula="of:=[.B10]-[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.B11]*[.$C$1]+(1-[.$C$1])*[.C10]" office:value-type="float" office:value="38.4839771309238" calcext:value-type="float">
            <text:p>38,48</text:p>
          </table:table-cell>
          <table:table-cell table:formula="of:=[.B11]-[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.B12]*[.$C$1]+(1-[.$C$1])*[.C11]" office:value-type="float" office:value="40.3613805612853" calcext:value-type="float">
            <text:p>40,36</text:p>
          </table:table-cell>
          <table:table-cell table:formula="of:=[.B12]-[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.B13]*[.$C$1]+(1-[.$C$1])*[.C12]" office:value-type="float" office:value="42.1071734770925" calcext:value-type="float">
            <text:p>42,11</text:p>
          </table:table-cell>
          <table:table-cell table:formula="of:=[.B13]-[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.B14]*[.$C$1]+(1-[.$C$1])*[.C13]" office:value-type="float" office:value="43.5910974555286" calcext:value-type="float">
            <text:p>43,59</text:p>
          </table:table-cell>
          <table:table-cell table:formula="of:=[.B14]-[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.B15]*[.$C$1]+(1-[.$C$1])*[.C14]" office:value-type="float" office:value="44.7024328371993" calcext:value-type="float">
            <text:p>44,70</text:p>
          </table:table-cell>
          <table:table-cell table:formula="of:=[.B15]-[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.B16]*[.$C$1]+(1-[.$C$1])*[.C15]" office:value-type="float" office:value="45.7970679116194" calcext:value-type="float">
            <text:p>45,80</text:p>
          </table:table-cell>
          <table:table-cell table:formula="of:=[.B16]-[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.B17]*[.$C$1]+(1-[.$C$1])*[.C16]" office:value-type="float" office:value="46.5775077248765" calcext:value-type="float">
            <text:p>46,58</text:p>
          </table:table-cell>
          <table:table-cell table:formula="of:=[.B17]-[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.B18]*[.$C$1]+(1-[.$C$1])*[.C17]" office:value-type="float" office:value="47.240881566145" calcext:value-type="float">
            <text:p>47,24</text:p>
          </table:table-cell>
          <table:table-cell table:formula="of:=[.B18]-[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.B19]*[.$C$1]+(1-[.$C$1])*[.C18]" office:value-type="float" office:value="47.6547493312233" calcext:value-type="float">
            <text:p>47,65</text:p>
          </table:table-cell>
          <table:table-cell table:formula="of:=[.B19]-[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.B20]*[.$C$1]+(1-[.$C$1])*[.C19]" office:value-type="float" office:value="47.8565369315398" calcext:value-type="float">
            <text:p>47,86</text:p>
          </table:table-cell>
          <table:table-cell table:formula="of:=[.B20]-[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.B21]*[.$C$1]+(1-[.$C$1])*[.C20]" office:value-type="float" office:value="48.1780563918088" calcext:value-type="float">
            <text:p>48,18</text:p>
          </table:table-cell>
          <table:table-cell table:formula="of:=[.B21]-[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.B22]*[.$C$1]+(1-[.$C$1])*[.C21]" office:value-type="float" office:value="48.3013479330375" calcext:value-type="float">
            <text:p>48,30</text:p>
          </table:table-cell>
          <table:table-cell table:formula="of:=[.B22]-[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.B23]*[.$C$1]+(1-[.$C$1])*[.C22]" office:value-type="float" office:value="48.4061457430819" calcext:value-type="float">
            <text:p>48,41</text:p>
          </table:table-cell>
          <table:table-cell table:formula="of:=[.B23]-[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.B24]*[.$C$1]+(1-[.$C$1])*[.C23]" office:value-type="float" office:value="48.6452238816196" calcext:value-type="float">
            <text:p>48,65</text:p>
          </table:table-cell>
          <table:table-cell table:formula="of:=[.B24]-[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.B25]*[.$C$1]+(1-[.$C$1])*[.C24]" office:value-type="float" office:value="48.8484402993766" calcext:value-type="float">
            <text:p>48,85</text:p>
          </table:table-cell>
          <table:table-cell table:formula="of:=[.B25]-[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.B26]*[.$C$1]+(1-[.$C$1])*[.C25]" office:value-type="float" office:value="49.1711742544702" calcext:value-type="float">
            <text:p>49,17</text:p>
          </table:table-cell>
          <table:table-cell table:formula="of:=[.B26]-[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.B27]*[.$C$1]+(1-[.$C$1])*[.C26]" office:value-type="float" office:value="49.2954981162996" calcext:value-type="float">
            <text:p>49,30</text:p>
          </table:table-cell>
          <table:table-cell table:formula="of:=[.B27]-[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.B28]*[.$C$1]+(1-[.$C$1])*[.C27]" office:value-type="float" office:value="49.2511733988547" calcext:value-type="float">
            <text:p>49,25</text:p>
          </table:table-cell>
          <table:table-cell table:formula="of:=[.B28]-[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.B29]*[.$C$1]+(1-[.$C$1])*[.C28]" office:value-type="float" office:value="49.3634973890265" calcext:value-type="float">
            <text:p>49,36</text:p>
          </table:table-cell>
          <table:table-cell table:formula="of:=[.B29]-[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.B30]*[.$C$1]+(1-[.$C$1])*[.C29]" office:value-type="float" office:value="49.6089727806725" calcext:value-type="float">
            <text:p>49,61</text:p>
          </table:table-cell>
          <table:table-cell table:formula="of:=[.B30]-[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.B31]*[.$C$1]+(1-[.$C$1])*[.C30]" office:value-type="float" office:value="49.6676268635716" calcext:value-type="float">
            <text:p>49,67</text:p>
          </table:table-cell>
          <table:table-cell table:formula="of:=[.B31]-[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.B32]*[.$C$1]+(1-[.$C$1])*[.C31]" office:value-type="float" office:value="49.7174828340359" calcext:value-type="float">
            <text:p>49,72</text:p>
          </table:table-cell>
          <table:table-cell table:formula="of:=[.B32]-[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.B33]*[.$C$1]+(1-[.$C$1])*[.C32]" office:value-type="float" office:value="49.9098604089305" calcext:value-type="float">
            <text:p>49,91</text:p>
          </table:table-cell>
          <table:table-cell table:formula="of:=[.B33]-[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.B34]*[.$C$1]+(1-[.$C$1])*[.C33]" office:value-type="float" office:value="49.9233813475909" calcext:value-type="float">
            <text:p>49,92</text:p>
          </table:table-cell>
          <table:table-cell table:formula="of:=[.B34]-[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.B35]*[.$C$1]+(1-[.$C$1])*[.C34]" office:value-type="float" office:value="50.0848741454523" calcext:value-type="float">
            <text:p>50,08</text:p>
          </table:table-cell>
          <table:table-cell table:formula="of:=[.B35]-[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.B36]*[.$C$1]+(1-[.$C$1])*[.C35]" office:value-type="float" office:value="50.0721430236344" calcext:value-type="float">
            <text:p>50,07</text:p>
          </table:table-cell>
          <table:table-cell table:formula="of:=[.B36]-[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.B37]*[.$C$1]+(1-[.$C$1])*[.C36]" office:value-type="float" office:value="49.9113215700893" calcext:value-type="float">
            <text:p>49,91</text:p>
          </table:table-cell>
          <table:table-cell table:formula="of:=[.B37]-[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.B38]*[.$C$1]+(1-[.$C$1])*[.C37]" office:value-type="float" office:value="49.7746233345759" calcext:value-type="float">
            <text:p>49,77</text:p>
          </table:table-cell>
          <table:table-cell table:formula="of:=[.B38]-[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.B39]*[.$C$1]+(1-[.$C$1])*[.C38]" office:value-type="float" office:value="49.6584298343895" calcext:value-type="float">
            <text:p>49,66</text:p>
          </table:table-cell>
          <table:table-cell table:formula="of:=[.B39]-[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.B40]*[.$C$1]+(1-[.$C$1])*[.C39]" office:value-type="float" office:value="49.7096653592311" calcext:value-type="float">
            <text:p>49,71</text:p>
          </table:table-cell>
          <table:table-cell table:formula="of:=[.B40]-[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.B41]*[.$C$1]+(1-[.$C$1])*[.C40]" office:value-type="float" office:value="49.9032155553464" calcext:value-type="float">
            <text:p>49,90</text:p>
          </table:table-cell>
          <table:table-cell table:formula="of:=[.B41]-[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.B42]*[.$C$1]+(1-[.$C$1])*[.C41]" office:value-type="float" office:value="50.0677332220444" calcext:value-type="float">
            <text:p>50,07</text:p>
          </table:table-cell>
          <table:table-cell table:formula="of:=[.B42]-[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.B43]*[.$C$1]+(1-[.$C$1])*[.C42]" office:value-type="float" office:value="50.3575732387378" calcext:value-type="float">
            <text:p>50,36</text:p>
          </table:table-cell>
          <table:table-cell table:formula="of:=[.B43]-[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.B44]*[.$C$1]+(1-[.$C$1])*[.C43]" office:value-type="float" office:value="50.6039372529271" calcext:value-type="float">
            <text:p>50,60</text:p>
          </table:table-cell>
          <table:table-cell table:formula="of:=[.B44]-[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.B45]*[.$C$1]+(1-[.$C$1])*[.C44]" office:value-type="float" office:value="50.963346664988" calcext:value-type="float">
            <text:p>50,96</text:p>
          </table:table-cell>
          <table:table-cell table:formula="of:=[.B45]-[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.B46]*[.$C$1]+(1-[.$C$1])*[.C45]" office:value-type="float" office:value="51.1188446652398" calcext:value-type="float">
            <text:p>51,12</text:p>
          </table:table-cell>
          <table:table-cell table:formula="of:=[.B46]-[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.B47]*[.$C$1]+(1-[.$C$1])*[.C46]" office:value-type="float" office:value="51.1010179654538" calcext:value-type="float">
            <text:p>51,10</text:p>
          </table:table-cell>
          <table:table-cell table:formula="of:=[.B47]-[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.B48]*[.$C$1]+(1-[.$C$1])*[.C47]" office:value-type="float" office:value="51.0858652706358" calcext:value-type="float">
            <text:p>51,09</text:p>
          </table:table-cell>
          <table:table-cell table:formula="of:=[.B48]-[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.B49]*[.$C$1]+(1-[.$C$1])*[.C48]" office:value-type="float" office:value="50.9229854800404" calcext:value-type="float">
            <text:p>50,92</text:p>
          </table:table-cell>
          <table:table-cell table:formula="of:=[.B49]-[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.B50]*[.$C$1]+(1-[.$C$1])*[.C49]" office:value-type="float" office:value="50.6345376580343" calcext:value-type="float">
            <text:p>50,63</text:p>
          </table:table-cell>
          <table:table-cell table:formula="of:=[.B50]-[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.B51]*[.$C$1]+(1-[.$C$1])*[.C50]" office:value-type="float" office:value="50.5393570093292" calcext:value-type="float">
            <text:p>50,54</text:p>
          </table:table-cell>
          <table:table-cell table:formula="of:=[.B51]-[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.B52]*[.$C$1]+(1-[.$C$1])*[.C51]" office:value-type="float" office:value="50.3084534579298" calcext:value-type="float">
            <text:p>50,31</text:p>
          </table:table-cell>
          <table:table-cell table:formula="of:=[.B52]-[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.B53]*[.$C$1]+(1-[.$C$1])*[.C52]" office:value-type="float" office:value="50.1121854392403" calcext:value-type="float">
            <text:p>50,11</text:p>
          </table:table-cell>
          <table:table-cell table:formula="of:=[.B53]-[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.B54]*[.$C$1]+(1-[.$C$1])*[.C53]" office:value-type="float" office:value="50.0953576233543" calcext:value-type="float">
            <text:p>50,10</text:p>
          </table:table-cell>
          <table:table-cell table:formula="of:=[.B54]-[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.B55]*[.$C$1]+(1-[.$C$1])*[.C54]" office:value-type="float" office:value="50.0810539798511" calcext:value-type="float">
            <text:p>50,08</text:p>
          </table:table-cell>
          <table:table-cell table:formula="of:=[.B55]-[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.B56]*[.$C$1]+(1-[.$C$1])*[.C55]" office:value-type="float" office:value="50.2188958828735" calcext:value-type="float">
            <text:p>50,22</text:p>
          </table:table-cell>
          <table:table-cell table:formula="of:=[.B56]-[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.B57]*[.$C$1]+(1-[.$C$1])*[.C56]" office:value-type="float" office:value="50.1860615004425" calcext:value-type="float">
            <text:p>50,19</text:p>
          </table:table-cell>
          <table:table-cell table:formula="of:=[.B57]-[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.B58]*[.$C$1]+(1-[.$C$1])*[.C57]" office:value-type="float" office:value="50.0081522753761" calcext:value-type="float">
            <text:p>50,01</text:p>
          </table:table-cell>
          <table:table-cell table:formula="of:=[.B58]-[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.B59]*[.$C$1]+(1-[.$C$1])*[.C58]" office:value-type="float" office:value="50.0069294340697" calcext:value-type="float">
            <text:p>50,01</text:p>
          </table:table-cell>
          <table:table-cell table:formula="of:=[.B59]-[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.B60]*[.$C$1]+(1-[.$C$1])*[.C59]" office:value-type="float" office:value="50.1558900189592" calcext:value-type="float">
            <text:p>50,16</text:p>
          </table:table-cell>
          <table:table-cell table:formula="of:=[.B60]-[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.B61]*[.$C$1]+(1-[.$C$1])*[.C60]" office:value-type="float" office:value="50.1325065161153" calcext:value-type="float">
            <text:p>50,13</text:p>
          </table:table-cell>
          <table:table-cell table:formula="of:=[.B61]-[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.B62]*[.$C$1]+(1-[.$C$1])*[.C61]" office:value-type="float" office:value="50.112630538698" calcext:value-type="float">
            <text:p>50,11</text:p>
          </table:table-cell>
          <table:table-cell table:formula="of:=[.B62]-[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.B63]*[.$C$1]+(1-[.$C$1])*[.C62]" office:value-type="float" office:value="50.2457359578933" calcext:value-type="float">
            <text:p>50,25</text:p>
          </table:table-cell>
          <table:table-cell table:formula="of:=[.B63]-[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.B64]*[.$C$1]+(1-[.$C$1])*[.C63]" office:value-type="float" office:value="50.2088755642093" calcext:value-type="float">
            <text:p>50,21</text:p>
          </table:table-cell>
          <table:table-cell table:formula="of:=[.B64]-[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.B65]*[.$C$1]+(1-[.$C$1])*[.C64]" office:value-type="float" office:value="50.0275442295779" calcext:value-type="float">
            <text:p>50,03</text:p>
          </table:table-cell>
          <table:table-cell table:formula="of:=[.B65]-[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.B66]*[.$C$1]+(1-[.$C$1])*[.C65]" office:value-type="float" office:value="50.0234125951412" calcext:value-type="float">
            <text:p>50,02</text:p>
          </table:table-cell>
          <table:table-cell table:formula="of:=[.B66]-[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.B67]*[.$C$1]+(1-[.$C$1])*[.C66]" office:value-type="float" office:value="50.16990070587" calcext:value-type="float">
            <text:p>50,17</text:p>
          </table:table-cell>
          <table:table-cell table:formula="of:=[.B67]-[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.B68]*[.$C$1]+(1-[.$C$1])*[.C67]" office:value-type="float" office:value="50.1444155999895" calcext:value-type="float">
            <text:p>50,14</text:p>
          </table:table-cell>
          <table:table-cell table:formula="of:=[.B68]-[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.B69]*[.$C$1]+(1-[.$C$1])*[.C68]" office:value-type="float" office:value="50.1227532599911" calcext:value-type="float">
            <text:p>50,12</text:p>
          </table:table-cell>
          <table:table-cell table:formula="of:=[.B69]-[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.B70]*[.$C$1]+(1-[.$C$1])*[.C69]" office:value-type="float" office:value="50.2543402709924" calcext:value-type="float">
            <text:p>50,25</text:p>
          </table:table-cell>
          <table:table-cell table:formula="of:=[.B70]-[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.B71]*[.$C$1]+(1-[.$C$1])*[.C70]" office:value-type="float" office:value="50.2161892303436" calcext:value-type="float">
            <text:p>50,22</text:p>
          </table:table-cell>
          <table:table-cell table:formula="of:=[.B71]-[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5" office:value-type="string" calcext:value-type="string">
            <text:p>Output</text:p>
          </table:table-cell>
          <table:table-cell table:style-name="ce5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.$D$4]*[.D6]+[.$E$4]*[.E6]+[.$F$4]*[.F6]" office:value-type="float" office:value="-0.4" calcext:value-type="float">
            <text:p>-0,4</text:p>
          </table:table-cell>
          <table:table-cell table:formula="of:=IF(AND([.$I$4] &gt; 0;[.$H$16] &gt; 2); [.H6]/[.$H$16]*2; [.H6])" office:value-type="float" office:value="-0.4" calcext:value-type="float">
            <text:p>-0,4</text:p>
          </table:table-cell>
          <table:table-cell table:formula="of:=[.$H$21]*[.C6]+[.I6]" office:value-type="float" office:value="-0.6" calcext:value-type="float">
            <text:p>-0,6</text:p>
          </table:table-cell>
          <table:table-cell table:formula="of:=([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$D$4]*[.D7]+[.$E$4]*[.E7]+[.$F$4]*[.F7]" office:value-type="float" office:value="-0.4" calcext:value-type="float">
            <text:p>-0,4</text:p>
          </table:table-cell>
          <table:table-cell table:formula="of:=IF(AND([.$I$4] &gt; 0;[.$H$16] &gt; 2); [.H7]/[.$H$16]*2; [.H7])" office:value-type="float" office:value="-0.4" calcext:value-type="float">
            <text:p>-0,4</text:p>
          </table:table-cell>
          <table:table-cell table:formula="of:=[.$H$21]*[.C7]+[.I7]" office:value-type="float" office:value="-0.6" calcext:value-type="float">
            <text:p>-0,6</text:p>
          </table:table-cell>
          <table:table-cell table:formula="of:=([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.$D$4]*[.D8]+[.$E$4]*[.E8]+[.$F$4]*[.F8]" office:value-type="float" office:value="1.2" calcext:value-type="float">
            <text:p>1,2</text:p>
          </table:table-cell>
          <table:table-cell table:formula="of:=IF(AND([.$I$4] &gt; 0;[.$H$16] &gt; 2); [.H8]/[.$H$16]*2; [.H8])" office:value-type="float" office:value="1.2" calcext:value-type="float">
            <text:p>1,2</text:p>
          </table:table-cell>
          <table:table-cell table:formula="of:=[.$H$21]*[.C8]+[.I8]" office:value-type="float" office:value="1" calcext:value-type="float">
            <text:p>1</text:p>
          </table:table-cell>
          <table:table-cell table:formula="of:=([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.$D$4]*[.D9]+[.$E$4]*[.E9]+[.$F$4]*[.F9]" office:value-type="float" office:value="-0.4" calcext:value-type="float">
            <text:p>-0,4</text:p>
          </table:table-cell>
          <table:table-cell table:formula="of:=IF(AND([.$I$4] &gt; 0;[.$H$16] &gt; 2); [.H9]/[.$H$16]*2; [.H9])" office:value-type="float" office:value="-0.4" calcext:value-type="float">
            <text:p>-0,4</text:p>
          </table:table-cell>
          <table:table-cell table:formula="of:=[.$H$21]*[.C9]+[.I9]" office:value-type="float" office:value="-0.6" calcext:value-type="float">
            <text:p>-0,6</text:p>
          </table:table-cell>
          <table:table-cell table:formula="of:=([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4" office:value-type="string" calcext:value-type="string">
            <text:p>min</text:p>
          </table:table-cell>
          <table:table-cell table:formula="of:=MIN([.H6:.H9])" office:value-type="float" office:value="-0.4" calcext:value-type="float">
            <text:p>-0,4</text:p>
          </table:table-cell>
          <table:table-cell table:formula="of:=MIN([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 office:value-type="string" calcext:value-type="string">
            <text:p>max</text:p>
          </table:table-cell>
          <table:table-cell table:formula="of:=MAX([.H6:.H9])" office:value-type="float" office:value="1.2" calcext:value-type="float">
            <text:p>1,2</text:p>
          </table:table-cell>
          <table:table-cell table:formula="of:=MAX([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table:number-columns-repeated="6"/>
          <table:table-cell table:style-name="ce4" office:value-type="string" calcext:value-type="string">
            <text:p>range</text:p>
          </table:table-cell>
          <table:table-cell table:formula="of:=[.H14]-[.H13]" office:value-type="float" office:value="1.6" calcext:value-type="float">
            <text:p>1,6</text:p>
          </table:table-cell>
          <table:table-cell table:formula="of:=[.I14]-[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table:number-columns-repeated="6"/>
          <table:table-cell table:style-name="ce4" office:value-type="string" calcext:value-type="string">
            <text:p>throttle min</text:p>
          </table:table-cell>
          <table:table-cell table:formula="of:=-1 + [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throttle max</text:p>
          </table:table-cell>
          <table:table-cell table:formula="of:=1-[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table:number-columns-repeated="6"/>
          <table:table-cell table:style-name="ce4" office:value-type="string" calcext:value-type="string">
            <text:p>throttle</text:p>
          </table:table-cell>
          <table:table-cell table:formula="of:=IF([.H16]&gt;2;0;MIN(MAX([.H18];[.C4]);[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5" office:value-type="string" calcext:value-type="string">
            <text:p>freq [HZ]</text:p>
          </table:table-cell>
          <table:table-cell office:value-type="float" office:value="80000000" calcext:value-type="float">
            <text:p>80000000</text:p>
          </table:table-cell>
          <table:table-cell/>
          <table:table-cell table:style-name="Default"/>
        </table:table-row>
        <table:table-row table:style-name="ro1">
          <table:table-cell table:style-name="ce5" office:value-type="string" calcext:value-type="string">
            <text:p>Clocks per us</text:p>
          </table:table-cell>
          <table:table-cell table:formula="of:=[.B2]/1000000" office:value-type="float" office:value="80" calcext:value-type="float">
            <text:p>8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5"/>
        </table:table-row>
        <table:table-row table:style-name="ro1">
          <table:table-cell table:style-name="ce5" office:value-type="string" calcext:value-type="string">
            <text:p>US</text:p>
          </table:table-cell>
          <table:table-cell table:style-name="ce5" office:value-type="string" calcext:value-type="string">
            <text:p>PWM [cycle]</text:p>
          </table:table-cell>
          <table:table-cell table:style-name="ce5" office:value-type="string" calcext:value-type="string">
            <text:p>ONESHOT125 [cycle]</text:p>
          </table:table-cell>
          <table:table-cell table:style-name="ce5" office:value-type="string" calcext:value-type="string">
            <text:p>ONESHOT125 [u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B7]/8" office:value-type="float" office:value="10" calcext:value-type="float">
            <text:p>10</text:p>
          </table:table-cell>
          <table:table-cell table:formula="of:=[.A7]/8" office:value-type="float" office:value="0.125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*[.$B$3]" office:value-type="float" office:value="800" calcext:value-type="float">
            <text:p>800</text:p>
          </table:table-cell>
          <table:table-cell table:formula="of:=[.B8]/8" office:value-type="float" office:value="100" calcext:value-type="float">
            <text:p>100</text:p>
          </table:table-cell>
          <table:table-cell table:formula="of:=[.A8]/8" office:value-type="float" office:value="1.25" calcext:value-type="float">
            <text:p>1,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*[.$B$3]" office:value-type="float" office:value="1600" calcext:value-type="float">
            <text:p>1600</text:p>
          </table:table-cell>
          <table:table-cell table:formula="of:=[.B9]/8" office:value-type="float" office:value="200" calcext:value-type="float">
            <text:p>200</text:p>
          </table:table-cell>
          <table:table-cell table:formula="of:=[.A9]/8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[.$B$3]" office:value-type="float" office:value="8000" calcext:value-type="float">
            <text:p>8000</text:p>
          </table:table-cell>
          <table:table-cell table:formula="of:=[.B10]/8" office:value-type="float" office:value="1000" calcext:value-type="float">
            <text:p>1000</text:p>
          </table:table-cell>
          <table:table-cell table:formula="of:=[.A10]/8"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1]*[.$B$3]" office:value-type="float" office:value="80000" calcext:value-type="float">
            <text:p>80000</text:p>
          </table:table-cell>
          <table:table-cell table:formula="of:=[.B11]/8" office:value-type="float" office:value="10000" calcext:value-type="float">
            <text:p>10000</text:p>
          </table:table-cell>
          <table:table-cell table:formula="of:=[.A11]/8" office:value-type="float" office:value="125" calcext:value-type="float">
            <text:p>125,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2]*[.$B$3]" office:value-type="float" office:value="80800" calcext:value-type="float">
            <text:p>80800</text:p>
          </table:table-cell>
          <table:table-cell table:formula="of:=[.B12]/8" office:value-type="float" office:value="10100" calcext:value-type="float">
            <text:p>10100</text:p>
          </table:table-cell>
          <table:table-cell table:formula="of:=[.A12]/8" office:value-type="float" office:value="126.25" calcext:value-type="float">
            <text:p>126,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13]*[.$B$3]" office:value-type="float" office:value="84000" calcext:value-type="float">
            <text:p>84000</text:p>
          </table:table-cell>
          <table:table-cell table:formula="of:=[.B13]/8" office:value-type="float" office:value="10500" calcext:value-type="float">
            <text:p>10500</text:p>
          </table:table-cell>
          <table:table-cell table:formula="of:=[.A13]/8" office:value-type="float" office:value="131.25" calcext:value-type="float">
            <text:p>131,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4]*[.$B$3]" office:value-type="float" office:value="88000" calcext:value-type="float">
            <text:p>88000</text:p>
          </table:table-cell>
          <table:table-cell table:formula="of:=[.B14]/8" office:value-type="float" office:value="11000" calcext:value-type="float">
            <text:p>11000</text:p>
          </table:table-cell>
          <table:table-cell table:formula="of:=[.A14]/8" office:value-type="float" office:value="137.5" calcext:value-type="float">
            <text:p>137,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5]*[.$B$3]" office:value-type="float" office:value="120000" calcext:value-type="float">
            <text:p>120000</text:p>
          </table:table-cell>
          <table:table-cell table:formula="of:=[.B15]/8" office:value-type="float" office:value="15000" calcext:value-type="float">
            <text:p>15000</text:p>
          </table:table-cell>
          <table:table-cell table:formula="of:=[.A15]/8" office:value-type="float" office:value="187.5" calcext:value-type="float">
            <text:p>187,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6]*[.$B$3]" office:value-type="float" office:value="160000" calcext:value-type="float">
            <text:p>160000</text:p>
          </table:table-cell>
          <table:table-cell table:formula="of:=[.B16]/8" office:value-type="float" office:value="20000" calcext:value-type="float">
            <text:p>20000</text:p>
          </table:table-cell>
          <table:table-cell table:formula="of:=[.A16]/8" office:value-type="float" office:value="250" calcext:value-type="float">
            <text:p>250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.00.0000</text:date>, <text:time style:data-style-name="N2" text:time-value="09:30:55.784584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6M50S</meta:editing-duration>
    <meta:editing-cycles>15</meta:editing-cycles>
    <meta:generator>LibreOffice/5.1.6.2$Linux_X86_64 LibreOffice_project/10m0$Build-2</meta:generator>
    <dc:date>2017-10-05T10:19:02.947220358</dc:date>
    <meta:document-statistic meta:table-count="5" meta:cell-count="65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26cm" svg:width="45.244cm" svg:height="22.136cm">
          <chartooo:coordinate-region svg:x="1.669cm" svg:y="1.46cm" svg:width="44.331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